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 style:data-style-name="N104">
      <style:table-cell-properties fo:background-color="#b2b2b2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2" table:default-cell-style-name="ce14"/>
        <table:table-column table:style-name="co2" table:default-cell-style-name="ce11"/>
        <table:table-row table:style-name="ro1">
          <table:table-cell table:style-name="ce1" office:value-type="string" calcext:value-type="string">
            <text:p>Suits</text:p>
          </table:table-cell>
          <table:table-cell table:style-name="ce5" office:value-type="float" office:value="2" calcext:value-type="float">
            <text:p>2</text:p>
          </table:table-cell>
          <table:table-cell table:style-name="ce1" table:number-columns-repeated="6"/>
          <table:table-cell table:style-name="ce10"/>
          <table:table-cell table:style-name="ce13" table:number-columns-repeated="2"/>
          <table:table-cell table:style-name="ce10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5" office:value-type="float" office:value="1.36" calcext:value-type="float">
            <text:p>1.36</text:p>
          </table:table-cell>
          <table:table-cell table:style-name="ce1" table:number-columns-repeated="6"/>
          <table:table-cell table:style-name="ce10"/>
          <table:table-cell table:style-name="ce13" table:number-columns-repeated="2"/>
          <table:table-cell table:style-name="ce10"/>
        </table:table-row>
        <table:table-row table:style-name="ro1">
          <table:table-cell table:style-name="ce1" office:value-type="string" calcext:value-type="string">
            <text:p>Overstock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number-columns-repeated="6"/>
          <table:table-cell table:style-name="ce10"/>
          <table:table-cell table:style-name="ce13" table:number-columns-repeated="2"/>
          <table:table-cell table:style-name="ce10"/>
        </table:table-row>
        <table:table-row table:style-name="ro1">
          <table:table-cell table:style-name="ce1" table:number-columns-repeated="8"/>
          <table:table-cell table:style-name="ce10"/>
          <table:table-cell table:style-name="ce13" table:number-columns-repeated="2"/>
          <table:table-cell table:style-name="ce10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10" office:value-type="string" calcext:value-type="string">
            <text:p>Unit cost</text:p>
          </table:table-cell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rginal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0803</text:p>
          </table:table-cell>
          <table:table-cell table:style-name="ce9" office:value-type="string" calcext:value-type="string">
            <text:p>Capacitor – 220p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6]*4)+[.F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G6]*[.$B$3];[.H6])" office:value-type="float" office:value="10" calcext:value-type="float">
            <text:p>10</text:p>
          </table:table-cell>
          <table:table-cell table:style-name="ce11" table:formula="of:=(([.E6]*4)+[.F6])*[.I6]" office:value-type="currency" office:currency="AUD" office:value="0.024" calcext:value-type="currency">
            <text:p>$0.02</text:p>
          </table:table-cell>
          <table:table-cell table:formula="of:=[.I6]*[.J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65RL</text:p>
          </table:table-cell>
          <table:table-cell table:style-name="ce9" office:value-type="string" calcext:value-type="string">
            <text:p>Capacitor – 0.1µC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E7]*4)+[.F7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G7]*[.$B$3];[.H7])" office:value-type="float" office:value="100" calcext:value-type="float">
            <text:p>100</text:p>
          </table:table-cell>
          <table:table-cell table:style-name="ce11" table:formula="of:=(([.E7]*4)+[.F7])*[.I7]" office:value-type="currency" office:currency="AUD" office:value="0.96" calcext:value-type="currency">
            <text:p>$0.96</text:p>
          </table:table-cell>
          <table:table-cell table:formula="of:=[.I7]*[.J7]" office:value-type="currency" office:currency="AU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303</text:p>
          </table:table-cell>
          <table:table-cell table:style-name="ce9" office:value-type="string" calcext:value-type="string">
            <text:p>Capacitor – 1µ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E8]*4)+[.F8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G8]*[.$B$3];[.H8])" office:value-type="float" office:value="55" calcext:value-type="float">
            <text:p>55</text:p>
          </table:table-cell>
          <table:table-cell table:style-name="ce11" table:formula="of:=(([.E8]*4)+[.F8])*[.I8]" office:value-type="currency" office:currency="AUD" office:value="1.323" calcext:value-type="currency">
            <text:p>$1.32</text:p>
          </table:table-cell>
          <table:table-cell table:formula="of:=[.I8]*[.J8]" office:value-type="currency" office:currency="AUD" office:value="2.695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2903</text:p>
          </table:table-cell>
          <table:table-cell table:style-name="ce9" office:value-type="string" calcext:value-type="string">
            <text:p>Capacitor – 2.2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9]*4)+[.F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G9]*[.$B$3];[.H9])" office:value-type="float" office:value="10" calcext:value-type="float">
            <text:p>10</text:p>
          </table:table-cell>
          <table:table-cell table:style-name="ce11" table:formula="of:=(([.E9]*4)+[.F9])*[.I9]" office:value-type="currency" office:currency="AUD" office:value="0.196" calcext:value-type="currency">
            <text:p>$0.20</text:p>
          </table:table-cell>
          <table:table-cell table:formula="of:=[.I9]*[.J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403</text:p>
          </table:table-cell>
          <table:table-cell table:style-name="ce9" office:value-type="string" calcext:value-type="string">
            <text:p>Capacitor – 4.7µ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10]*4)+[.F10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G10]*[.$B$3];[.H10])" office:value-type="float" office:value="10" calcext:value-type="float">
            <text:p>10</text:p>
          </table:table-cell>
          <table:table-cell table:style-name="ce11" table:formula="of:=(([.E10]*4)+[.F10])*[.I10]" office:value-type="currency" office:currency="AUD" office:value="0.227" calcext:value-type="currency">
            <text:p>$0.23</text:p>
          </table:table-cell>
          <table:table-cell table:formula="of:=[.I10]*[.J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E14</text:p>
          </table:table-cell>
          <table:table-cell table:style-name="ce6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E11]*4)+[.F11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G11]*[.$B$3];[.H11])" office:value-type="float" office:value="0" calcext:value-type="float">
            <text:p>0</text:p>
          </table:table-cell>
          <table:table-cell table:style-name="ce11" table:formula="of:=(([.E11]*4)+[.F11])*[.I11]" office:value-type="currency" office:currency="AUD" office:value="0" calcext:value-type="currency">
            <text:p>$0.00</text:p>
          </table:table-cell>
          <table:table-cell table:formula="of:=[.I11]*[.J11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E12]*4)+[.F12])*[.$B$1]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1.28" calcext:value-type="currency">
            <text:p>$1.28</text:p>
          </table:table-cell>
          <table:table-cell table:formula="of:=CEILING([.G12]*[.$B$3];[.H12])" office:value-type="float" office:value="50" calcext:value-type="float">
            <text:p>50</text:p>
          </table:table-cell>
          <table:table-cell table:style-name="ce11" table:formula="of:=(([.E12]*4)+[.F12])*[.I12]" office:value-type="currency" office:currency="AUD" office:value="20.48" calcext:value-type="currency">
            <text:p>$20.48</text:p>
          </table:table-cell>
          <table:table-cell table:formula="of:=[.I12]*[.J12]" office:value-type="currency" office:currency="AUD" office:value="64" calcext:value-type="currency">
            <text:p>$64.0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table:style-name="ce6"/>
          <table:table-cell office:value-type="string" calcext:value-type="string">
            <text:p>RGB L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E13]*4)+[.F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formula="of:=0.14*[.B2]" office:value-type="currency" office:currency="AUD" office:value="0.1904" calcext:value-type="currency">
            <text:p>$0.19</text:p>
          </table:table-cell>
          <table:table-cell table:formula="of:=CEILING([.G13]*[.$B$3];[.H13])" office:value-type="float" office:value="1000" calcext:value-type="float">
            <text:p>1000</text:p>
          </table:table-cell>
          <table:table-cell table:style-name="ce11" table:formula="of:=(([.E13]*4)+[.F13])*[.I13]" office:value-type="currency" office:currency="AUD" office:value="9.1392" calcext:value-type="currency">
            <text:p>$9.14</text:p>
          </table:table-cell>
          <table:table-cell table:formula="of:=[.I13]*[.J13]" office:value-type="currency" office:currency="AUD" office:value="190.4" calcext:value-type="currency">
            <text:p>$190.4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E14]*4)+[.F14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G14]*[.$B$3];[.H14])" office:value-type="float" office:value="18" calcext:value-type="float">
            <text:p>18</text:p>
          </table:table-cell>
          <table:table-cell table:style-name="ce11" table:formula="of:=(([.E14]*4)+[.F14])*[.I14]" office:value-type="currency" office:currency="AUD" office:value="3.375" calcext:value-type="currency">
            <text:p>$3.38</text:p>
          </table:table-cell>
          <table:table-cell table:formula="of:=[.I14]*[.J14]" office:value-type="currency" office:currency="AUD" office:value="6.75" calcext:value-type="currency">
            <text:p>$6.75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E15]*4)+[.F15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G15]*[.$B$3];[.H15])" office:value-type="float" office:value="32" calcext:value-type="float">
            <text:p>32</text:p>
          </table:table-cell>
          <table:table-cell table:style-name="ce11" table:formula="of:=(([.E15]*4)+[.F15])*[.I15]" office:value-type="currency" office:currency="AUD" office:value="0.144" calcext:value-type="currency">
            <text:p>$0.14</text:p>
          </table:table-cell>
          <table:table-cell table:formula="of:=[.I15]*[.J15]" office:value-type="currency" office:currency="AUD" office:value="0.288" calcext:value-type="currency">
            <text:p>$0.29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E16]*4)+[.F16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G16]*[.$B$3];[.H16])" office:value-type="float" office:value="50" calcext:value-type="float">
            <text:p>50</text:p>
          </table:table-cell>
          <table:table-cell table:style-name="ce11" table:formula="of:=(([.E16]*4)+[.F16])*[.I16]" office:value-type="currency" office:currency="AUD" office:value="0.052" calcext:value-type="currency">
            <text:p>$0.05</text:p>
          </table:table-cell>
          <table:table-cell table:formula="of:=[.I16]*[.J16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E14</text:p>
          </table:table-cell>
          <table:table-cell table:style-name="ce6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E17]*4)+[.F17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G17]*[.$B$3];[.H17])" office:value-type="float" office:value="44" calcext:value-type="float">
            <text:p>44</text:p>
          </table:table-cell>
          <table:table-cell table:style-name="ce11" table:formula="of:=(([.E17]*4)+[.F17])*[.I17]" office:value-type="currency" office:currency="AUD" office:value="0.11" calcext:value-type="currency">
            <text:p>$0.11</text:p>
          </table:table-cell>
          <table:table-cell table:formula="of:=[.I17]*[.J17]" office:value-type="currency" office:currency="AU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18]*4)+[.F18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G18]*[.$B$3];[.H18])" office:value-type="float" office:value="50" calcext:value-type="float">
            <text:p>50</text:p>
          </table:table-cell>
          <table:table-cell table:style-name="ce11" table:formula="of:=(([.E18]*4)+[.F18])*[.I18]" office:value-type="currency" office:currency="AUD" office:value="0.021" calcext:value-type="currency">
            <text:p>$0.02</text:p>
          </table:table-cell>
          <table:table-cell table:formula="of:=[.I18]*[.J18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E14</text:p>
          </table:table-cell>
          <table:table-cell table:style-name="ce6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E19]*4)+[.F19])*[.$B$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764" calcext:value-type="currency">
            <text:p>$0.76</text:p>
          </table:table-cell>
          <table:table-cell table:formula="of:=CEILING([.G19]*[.$B$3];[.H19])" office:value-type="float" office:value="8" calcext:value-type="float">
            <text:p>8</text:p>
          </table:table-cell>
          <table:table-cell table:style-name="ce11" table:formula="of:=(([.E19]*4)+[.F19])*[.I19]" office:value-type="currency" office:currency="AUD" office:value="3.056" calcext:value-type="currency">
            <text:p>$3.06</text:p>
          </table:table-cell>
          <table:table-cell table:formula="of:=[.I19]*[.J19]" office:value-type="currency" office:currency="AUD" office:value="6.112" calcext:value-type="currency">
            <text:p>$6.11</text:p>
          </table:table-cell>
        </table:table-row>
        <table:table-row table:style-name="ro1">
          <table:table-cell table:style-name="ce2" office:value-type="string" calcext:value-type="string">
            <text:p>C9 (TRGY)</text:p>
          </table:table-cell>
          <table:table-cell office:value-type="string" calcext:value-type="string">
            <text:p>Serpac</text:p>
          </table:table-cell>
          <table:table-cell table:style-name="ce6"/>
          <table:table-cell office:value-type="string" calcext:value-type="string">
            <text:p>Enclosur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E20]*4)+[.F20])*[.$B$1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4.84*[.B2]" office:value-type="currency" office:currency="AUD" office:value="6.5824" calcext:value-type="currency">
            <text:p>$6.58</text:p>
          </table:table-cell>
          <table:table-cell table:formula="of:=CEILING([.G20]*[.$B$3];[.H20])" office:value-type="float" office:value="10" calcext:value-type="float">
            <text:p>10</text:p>
          </table:table-cell>
          <table:table-cell table:style-name="ce11" table:formula="of:=(([.E20]*4)+[.F20])*[.I20]" office:value-type="currency" office:currency="AUD" office:value="32.912" calcext:value-type="currency">
            <text:p>$32.91</text:p>
          </table:table-cell>
          <table:table-cell table:formula="of:=[.I20]*[.J20]" office:value-type="currency" office:currency="AUD" office:value="65.824" calcext:value-type="currency">
            <text:p>$65.82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 office:value-type="string" calcext:value-type="string">
            <text:p>E14</text:p>
          </table:table-cell>
          <table:table-cell table:style-name="ce6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E21]*4)+[.F21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G21]*[.$B$3];[.H21])" office:value-type="float" office:value="6" calcext:value-type="float">
            <text:p>6</text:p>
          </table:table-cell>
          <table:table-cell table:style-name="ce11" table:formula="of:=(([.E21]*4)+[.F21])*[.I21]" office:value-type="currency" office:currency="AUD" office:value="3.39" calcext:value-type="currency">
            <text:p>$3.39</text:p>
          </table:table-cell>
          <table:table-cell table:formula="of:=[.I21]*[.J21]" office:value-type="currency" office:currency="AUD" office:value="6.78" calcext:value-type="currency">
            <text:p>$6.78</text:p>
          </table:table-cell>
        </table:table-row>
        <table:table-row table:style-name="ro1">
          <table:table-cell table:style-name="ce3" office:value-type="string" calcext:value-type="string">
            <text:p>(alt) PPYY7C0.75</text:p>
          </table:table-cell>
          <table:table-cell table:style-name="ce3" office:value-type="string" calcext:value-type="string">
            <text:p>E14</text:p>
          </table:table-cell>
          <table:table-cell table:style-name="ce7" office:value-type="float" office:value="1891211" calcext:value-type="float">
            <text:p>1891211</text:p>
          </table:table-cell>
          <table:table-cell table:style-name="ce3" office:value-type="string" calcext:value-type="string">
            <text:p>Cabl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(([.E22]*4)+[.F22])*[.$B$1]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currency" office:currency="AUD" office:value="2.52" calcext:value-type="currency">
            <text:p>$2.52</text:p>
          </table:table-cell>
          <table:table-cell table:style-name="ce15" table:formula="of:=CEILING([.G22]*[.$B$3];[.H22])" office:value-type="float" office:value="0" calcext:value-type="float">
            <text:p>0</text:p>
          </table:table-cell>
          <table:table-cell table:style-name="ce12" table:formula="of:=(([.E22]*4)+[.F22])*[.I22]" office:value-type="currency" office:currency="AUD" office:value="0" calcext:value-type="currency">
            <text:p>$0.00</text:p>
          </table:table-cell>
          <table:table-cell table:style-name="ce12" table:formula="of:=[.I22]*[.J22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train relie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([.E23]*4)+[.F23])*[.$B$1]" office:value-type="float" office:value="10" calcext:value-type="float">
            <text:p>10</text:p>
          </table:table-cell>
          <table:table-cell table:number-columns-repeated="2"/>
          <table:table-cell table:formula="of:=CEILING([.G23]*[.$B$3];[.H23])" office:value-type="float" office:value="0" calcext:value-type="float">
            <text:p>0</text:p>
          </table:table-cell>
          <table:table-cell table:style-name="ce11" table:formula="of:=(([.E23]*4)+[.F23])*[.I23]" office:value-type="currency" office:currency="AUD" office:value="0" calcext:value-type="currency">
            <text:p>$0.00</text:p>
          </table:table-cell>
          <table:table-cell table:formula="of:=[.I23]*[.J23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 office:value-type="string" calcext:value-type="string">
            <text:p>E14</text:p>
          </table:table-cell>
          <table:table-cell table:style-name="ce6" office:value-type="float" office:value="2215246" calcext:value-type="float">
            <text:p>2215246</text:p>
          </table:table-cell>
          <table:table-cell office:value-type="string" calcext:value-type="string">
            <text:p>Connec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E24]*4)+[.F24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818" calcext:value-type="currency">
            <text:p>$0.82</text:p>
          </table:table-cell>
          <table:table-cell table:formula="of:=CEILING([.G24]*[.$B$3];[.H24])" office:value-type="float" office:value="18" calcext:value-type="float">
            <text:p>18</text:p>
          </table:table-cell>
          <table:table-cell table:style-name="ce11" table:formula="of:=(([.E24]*4)+[.F24])*[.I24]" office:value-type="currency" office:currency="AUD" office:value="7.362" calcext:value-type="currency">
            <text:p>$7.36</text:p>
          </table:table-cell>
          <table:table-cell table:formula="of:=[.I24]*[.J24]" office:value-type="currency" office:currency="AUD" office:value="14.724" calcext:value-type="currency">
            <text:p>$14.72</text:p>
          </table:table-cell>
        </table:table-row>
        <table:table-row table:style-name="ro1">
          <table:table-cell table:style-name="ce3" office:value-type="string" calcext:value-type="string">
            <text:p>(alt) G18FA081350</text:p>
          </table:table-cell>
          <table:table-cell table:style-name="ce3" office:value-type="string" calcext:value-type="string">
            <text:p>E14</text:p>
          </table:table-cell>
          <table:table-cell table:style-name="ce7" office:value-type="string" calcext:value-type="string">
            <text:p>4528475</text:p>
          </table:table-cell>
          <table:table-cell table:style-name="ce3" office:value-type="string" calcext:value-type="string">
            <text:p>Plug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(([.E25]*4)+[.F25])*[.$B$1]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currency" office:currency="AUD" office:value="3.13" calcext:value-type="currency">
            <text:p>$3.13</text:p>
          </table:table-cell>
          <table:table-cell table:style-name="ce15" table:formula="of:=CEILING([.G25]*[.$B$3];[.H25])" office:value-type="float" office:value="0" calcext:value-type="float">
            <text:p>0</text:p>
          </table:table-cell>
          <table:table-cell table:style-name="ce12" table:formula="of:=(([.E25]*4)+[.F25])*[.I25]" office:value-type="currency" office:currency="AUD" office:value="0" calcext:value-type="currency">
            <text:p>$0.00</text:p>
          </table:table-cell>
          <table:table-cell table:style-name="ce12" table:formula="of:=[.I25]*[.J25]" office:value-type="currency" office:currency="AU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BD6211F-E2</text:p>
          </table:table-cell>
          <table:table-cell table:style-name="ce4" office:value-type="string" calcext:value-type="string">
            <text:p>E14</text:p>
          </table:table-cell>
          <table:table-cell table:style-name="ce8" office:value-type="float" office:value="1716259" calcext:value-type="float">
            <text:p>1716259</text:p>
          </table:table-cell>
          <table:table-cell table:style-name="ce4" office:value-type="string" calcext:value-type="string">
            <text:p>Motor control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6]*4)+[.F2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3" calcext:value-type="currency">
            <text:p>$2.73</text:p>
          </table:table-cell>
          <table:table-cell table:formula="of:=CEILING([.G26]*[.$B$3];[.H26])" office:value-type="float" office:value="2" calcext:value-type="float">
            <text:p>2</text:p>
          </table:table-cell>
          <table:table-cell table:style-name="ce11" table:formula="of:=(([.E26]*4)+[.F26])*[.I26]" office:value-type="currency" office:currency="AUD" office:value="2.73" calcext:value-type="currency">
            <text:p>$2.73</text:p>
          </table:table-cell>
          <table:table-cell table:formula="of:=[.I26]*[.J26]" office:value-type="currency" office:currency="AUD" office:value="5.46" calcext:value-type="currency">
            <text:p>$5.46</text:p>
          </table:table-cell>
        </table:table-row>
        <table:table-row table:style-name="ro1">
          <table:table-cell table:style-name="ce3" office:value-type="string" calcext:value-type="string">
            <text:p>(alt) DRV2605LDGST</text:p>
          </table:table-cell>
          <table:table-cell table:style-name="ce3" office:value-type="string" calcext:value-type="string">
            <text:p>E14</text:p>
          </table:table-cell>
          <table:table-cell table:style-name="ce7" office:value-type="string" calcext:value-type="string">
            <text:p>2455129</text:p>
          </table:table-cell>
          <table:table-cell table:style-name="ce3" office:value-type="string" calcext:value-type="string">
            <text:p>Haptic driver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(([.E27]*4)+[.F27])*[.$B$1]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currency" office:currency="AUD" office:value="6.9" calcext:value-type="currency">
            <text:p>$6.90</text:p>
          </table:table-cell>
          <table:table-cell table:style-name="ce15" table:formula="of:=CEILING([.G27]*[.$B$3];[.H27])" office:value-type="float" office:value="0" calcext:value-type="float">
            <text:p>0</text:p>
          </table:table-cell>
          <table:table-cell table:style-name="ce12" table:formula="of:=(([.E27]*4)+[.F27])*[.I27]" office:value-type="currency" office:currency="AUD" office:value="0" calcext:value-type="currency">
            <text:p>$0.00</text:p>
          </table:table-cell>
          <table:table-cell table:style-name="ce12" table:formula="of:=[.I27]*[.J27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E28]*4)+[.F28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G28]*[.$B$3];[.H28])" office:value-type="float" office:value="20" calcext:value-type="float">
            <text:p>20</text:p>
          </table:table-cell>
          <table:table-cell table:style-name="ce11" table:formula="of:=(([.E28]*4)+[.F28])*[.I28]" office:value-type="currency" office:currency="AUD" office:value="0.86" calcext:value-type="currency">
            <text:p>$0.86</text:p>
          </table:table-cell>
          <table:table-cell table:formula="of:=[.I28]*[.J28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Little Bird</text:p>
          </table:table-cell>
          <table:table-cell table:style-name="ce6"/>
          <table:table-cell office:value-type="string" calcext:value-type="string">
            <text:p>Bra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29]*4)+[.F29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38.81" calcext:value-type="currency">
            <text:p>$38.81</text:p>
          </table:table-cell>
          <table:table-cell table:formula="of:=CEILING([.G29]*[.$B$3];[.H29])" office:value-type="float" office:value="2" calcext:value-type="float">
            <text:p>2</text:p>
          </table:table-cell>
          <table:table-cell table:style-name="ce11" table:formula="of:=(([.E29]*4)+[.F29])*[.I29]" office:value-type="currency" office:currency="AUD" office:value="38.81" calcext:value-type="currency">
            <text:p>$38.81</text:p>
          </table:table-cell>
          <table:table-cell table:formula="of:=[.I29]*[.J29]" office:value-type="currency" office:currency="AUD" office:value="77.62" calcext:value-type="currency">
            <text:p>$77.62</text:p>
          </table:table-cell>
        </table:table-row>
        <table:table-row table:style-name="ro1">
          <table:table-cell office:value-type="string" calcext:value-type="string">
            <text:p>PL-1636</text:p>
          </table:table-cell>
          <table:table-cell office:value-type="string" calcext:value-type="string">
            <text:p>Little Bird</text:p>
          </table:table-cell>
          <table:table-cell table:style-name="ce6"/>
          <table:table-cell office:value-type="string" calcext:value-type="string">
            <text:p>Vibration mo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0]*4)+[.F30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4.89" calcext:value-type="currency">
            <text:p>$4.89</text:p>
          </table:table-cell>
          <table:table-cell table:formula="of:=CEILING([.G30]*[.$B$3];[.H30])" office:value-type="float" office:value="2" calcext:value-type="float">
            <text:p>2</text:p>
          </table:table-cell>
          <table:table-cell table:style-name="ce11" table:formula="of:=(([.E30]*4)+[.F30])*[.I30]" office:value-type="currency" office:currency="AUD" office:value="4.89" calcext:value-type="currency">
            <text:p>$4.89</text:p>
          </table:table-cell>
          <table:table-cell table:formula="of:=[.I30]*[.J30]" office:value-type="currency" office:currency="AUD" office:value="9.78" calcext:value-type="currency">
            <text:p>$9.78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E31]*4)+[.F31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G31]*[.$B$3];[.H31])" office:value-type="float" office:value="4" calcext:value-type="float">
            <text:p>4</text:p>
          </table:table-cell>
          <table:table-cell table:style-name="ce11" table:formula="of:=(([.E31]*4)+[.F31])*[.I31]" office:value-type="currency" office:currency="AUD" office:value="1.29" calcext:value-type="currency">
            <text:p>$1.29</text:p>
          </table:table-cell>
          <table:table-cell table:formula="of:=[.I31]*[.J31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2]*4)+[.F32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G32]*[.$B$3];[.H32])" office:value-type="float" office:value="5" calcext:value-type="float">
            <text:p>5</text:p>
          </table:table-cell>
          <table:table-cell table:style-name="ce11" table:formula="of:=(([.E32]*4)+[.F32])*[.I32]" office:value-type="currency" office:currency="AUD" office:value="0.683" calcext:value-type="currency">
            <text:p>$0.68</text:p>
          </table:table-cell>
          <table:table-cell table:formula="of:=[.I32]*[.J32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E33]*4)+[.F33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G33]*[.$B$3];[.H33])" office:value-type="float" office:value="5" calcext:value-type="float">
            <text:p>5</text:p>
          </table:table-cell>
          <table:table-cell table:style-name="ce11" table:formula="of:=(([.E33]*4)+[.F33])*[.I33]" office:value-type="currency" office:currency="AUD" office:value="0.934" calcext:value-type="currency">
            <text:p>$0.93</text:p>
          </table:table-cell>
          <table:table-cell table:formula="of:=[.I33]*[.J33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4]*4)+[.F34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G34]*[.$B$3];[.H34])" office:value-type="float" office:value="2" calcext:value-type="float">
            <text:p>2</text:p>
          </table:table-cell>
          <table:table-cell table:style-name="ce11" table:formula="of:=(([.E34]*4)+[.F34])*[.I34]" office:value-type="currency" office:currency="AUD" office:value="2.77" calcext:value-type="currency">
            <text:p>$2.77</text:p>
          </table:table-cell>
          <table:table-cell table:formula="of:=[.I34]*[.J34]" office:value-type="currency" office:currency="AUD" office:value="5.54" calcext:value-type="currency">
            <text:p>$5.54</text:p>
          </table:table-cell>
        </table:table-row>
        <table:table-row table:style-name="ro1">
          <table:table-cell/>
          <table:table-cell office:value-type="string" calcext:value-type="string">
            <text:p>K-Mart</text:p>
          </table:table-cell>
          <table:table-cell table:style-name="ce6"/>
          <table:table-cell office:value-type="string" calcext:value-type="string">
            <text:p>Gun she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5]*4)+[.F35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G35]*[.$B$3];[.H35])" office:value-type="float" office:value="2" calcext:value-type="float">
            <text:p>2</text:p>
          </table:table-cell>
          <table:table-cell table:style-name="ce11" table:formula="of:=(([.E35]*4)+[.F35])*[.I35]" office:value-type="currency" office:currency="AUD" office:value="9" calcext:value-type="currency">
            <text:p>$9.00</text:p>
          </table:table-cell>
          <table:table-cell table:formula="of:=[.I35]*[.J35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6]*4)+[.F3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88" calcext:value-type="currency">
            <text:p>$2.88</text:p>
          </table:table-cell>
          <table:table-cell table:formula="of:=CEILING([.G36]*[.$B$3];[.H36])" office:value-type="float" office:value="2" calcext:value-type="float">
            <text:p>2</text:p>
          </table:table-cell>
          <table:table-cell table:style-name="ce11" table:formula="of:=(([.E36]*4)+[.F36])*[.I36]" office:value-type="currency" office:currency="AUD" office:value="2.88" calcext:value-type="currency">
            <text:p>$2.88</text:p>
          </table:table-cell>
          <table:table-cell table:formula="of:=[.I36]*[.J36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7]*4)+[.F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72" calcext:value-type="currency">
            <text:p>$1.72</text:p>
          </table:table-cell>
          <table:table-cell table:formula="of:=CEILING([.G37]*[.$B$3];[.H37])" office:value-type="float" office:value="2" calcext:value-type="float">
            <text:p>2</text:p>
          </table:table-cell>
          <table:table-cell table:style-name="ce11" table:formula="of:=(([.E37]*4)+[.F37])*[.I37]" office:value-type="currency" office:currency="AUD" office:value="1.72" calcext:value-type="currency">
            <text:p>$1.72</text:p>
          </table:table-cell>
          <table:table-cell table:formula="of:=[.I37]*[.J37]" office:value-type="currency" office:currency="AUD" office:value="3.44" calcext:value-type="currency">
            <text:p>$3.44</text:p>
          </table:table-cell>
        </table:table-row>
        <table:table-row table:style-name="ro1">
          <table:table-cell/>
          <table:table-cell office:value-type="string" calcext:value-type="string">
            <text:p>Hobbyking</text:p>
          </table:table-cell>
          <table:table-cell office:value-type="string" calcext:value-type="string">
            <text:p>T2200.1S.20</text:p>
          </table:table-cell>
          <table:table-cell office:value-type="string" calcext:value-type="string">
            <text:p>Batt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38]*4)+[.F3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G38]*[.$B$3];[.H38])" office:value-type="float" office:value="2" calcext:value-type="float">
            <text:p>2</text:p>
          </table:table-cell>
          <table:table-cell table:style-name="ce11" table:formula="of:=(([.E38]*4)+[.F38])*[.I38]" office:value-type="currency" office:currency="AUD" office:value="5.98" calcext:value-type="currency">
            <text:p>$5.98</text:p>
          </table:table-cell>
          <table:table-cell table:formula="of:=[.I38]*[.J38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style-name="ce3" office:value-type="string" calcext:value-type="string">
            <text:p>(alt)</text:p>
          </table:table-cell>
          <table:table-cell table:style-name="ce3" office:value-type="string" calcext:value-type="string">
            <text:p>Jaycar</text:p>
          </table:table-cell>
          <table:table-cell table:style-name="ce3" office:value-type="string" calcext:value-type="string">
            <text:p>SB2315</text:p>
          </table:table-cell>
          <table:table-cell table:style-name="ce3" office:value-type="string" calcext:value-type="string">
            <text:p>Battery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(([.E39]*4)+[.F39])*[.$B$1]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2" office:value-type="currency" office:currency="AUD" office:value="24.95" calcext:value-type="currency">
            <text:p>$24.95</text:p>
          </table:table-cell>
          <table:table-cell table:style-name="ce15" table:formula="of:=CEILING([.G39]*[.$B$3];[.H39])" office:value-type="float" office:value="0" calcext:value-type="float">
            <text:p>0</text:p>
          </table:table-cell>
          <table:table-cell table:style-name="ce12" table:formula="of:=(([.E39]*4)+[.F39])*[.I39]" office:value-type="currency" office:currency="AUD" office:value="0" calcext:value-type="currency">
            <text:p>$0.00</text:p>
          </table:table-cell>
          <table:table-cell table:style-name="ce12" table:formula="of:=[.I39]*[.J39]" office:value-type="currency" office:currency="AUD" office:value="0" calcext:value-type="currency">
            <text:p>$0.00</text:p>
          </table:table-cell>
        </table:table-row>
        <table:table-row table:style-name="ro1">
          <table:table-cell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E40]*4)+[.F40])*[.$B$1]" office:value-type="float" office:value="2" calcext:value-type="float">
            <text:p>2</text:p>
          </table:table-cell>
          <table:table-cell table:number-columns-repeated="2"/>
          <table:table-cell table:formula="of:=CEILING([.G40]*[.$B$3];[.H40])" office:value-type="float" office:value="0" calcext:value-type="float">
            <text:p>0</text:p>
          </table:table-cell>
          <table:table-cell table:style-name="ce11" table:formula="of:=(([.E40]*4)+[.F40])*[.I40]" office:value-type="currency" office:currency="AUD" office:value="0" calcext:value-type="currency">
            <text:p>$0.00</text:p>
          </table:table-cell>
          <table:table-cell table:formula="of:=[.I40]*[.J40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10"/>
          <table:table-cell table:style-name="ce10" table:formula="of:=SUM([.K6:.K40])" office:value-type="currency" office:currency="AUD" office:value="155.3182" calcext:value-type="currency">
            <text:p>$155.32</text:p>
          </table:table-cell>
          <table:table-cell table:style-name="ce10" table:formula="of:=SUM([.L6:.L40])" office:value-type="currency" office:currency="AUD" office:value="516.803" calcext:value-type="currency">
            <text:p>$516.80</text:p>
          </table:table-cell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6:30:33.486294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3-04T16:31:17.625903725</dc:date>
    <dc:creator>Peter Horrocks</dc:creator>
    <meta:editing-duration>PT2H5M19S</meta:editing-duration>
    <meta:editing-cycles>26</meta:editing-cycles>
    <meta:document-statistic meta:table-count="1" meta:cell-count="420" meta:object-count="0"/>
    <meta:user-defined meta:name="qrichtext">1</meta:user-defined>
  </office:meta>
</office:document-meta>
</file>